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1.183cm" fo:margin-top="0cm" fo:margin-bottom="0cm" table:align="center" style:writing-mode="lr-tb"/>
    </style:style>
    <style:style style:name="Table1.A" style:family="table-column">
      <style:table-column-properties style:column-width="4.202cm"/>
    </style:style>
    <style:style style:name="Table1.B" style:family="table-column">
      <style:table-column-properties style:column-width="6.98cm"/>
    </style:style>
    <style:style style:name="Table1.1" style:family="table-row">
      <style:table-row-properties style:min-row-height="0.427cm"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1.5" style:family="table-row">
      <style:table-row-properties style:min-row-height="0.452cm" fo:keep-together="auto"/>
    </style:style>
    <style:style style:name="Table2" style:family="table">
      <style:table-properties style:width="11.192cm" fo:margin-top="0cm" fo:margin-bottom="0cm" table:align="center" style:writing-mode="lr-tb"/>
    </style:style>
    <style:style style:name="Table2.A" style:family="table-column">
      <style:table-column-properties style:column-width="3.429cm"/>
    </style:style>
    <style:style style:name="Table2.B" style:family="table-column">
      <style:table-column-properties style:column-width="7.761cm"/>
    </style:style>
    <style:style style:name="Table2.1" style:family="table-row">
      <style:table-row-properties style:min-row-height="0.429cm"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2.5" style:family="table-row">
      <style:table-row-properties style:min-row-height="0.453cm" fo:keep-together="auto"/>
    </style:style>
    <style:style style:name="Table3" style:family="table">
      <style:table-properties style:width="11.192cm" fo:margin-top="0cm" fo:margin-bottom="0cm" table:align="center" style:writing-mode="lr-tb"/>
    </style:style>
    <style:style style:name="Table3.A" style:family="table-column">
      <style:table-column-properties style:column-width="3.429cm"/>
    </style:style>
    <style:style style:name="Table3.B" style:family="table-column">
      <style:table-column-properties style:column-width="7.761cm"/>
    </style:style>
    <style:style style:name="Table3.1" style:family="table-row">
      <style:table-row-properties style:min-row-height="0.429cm"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List_20_Paragraph">
      <style:paragraph-properties fo:line-height="100%"/>
      <style:text-properties style:font-name="Times New Roman" fo:font-size="12pt" style:text-underline-style="solid" style:text-underline-width="auto" style:text-underline-color="font-color" officeooo:paragraph-rsid="000d7894" style:font-size-asian="12pt" style:font-name-complex="Times New Roman2" style:font-size-complex="12pt"/>
    </style:style>
    <style:style style:name="P2" style:family="paragraph" style:parent-style-name="List_20_Paragraph">
      <style:paragraph-properties fo:line-height="100%"/>
      <style:text-properties style:font-name="Times New Roman" fo:font-size="12pt" officeooo:paragraph-rsid="000d7894" style:font-size-asian="12pt" style:font-name-complex="Times New Roman2" style:font-size-complex="12pt"/>
    </style:style>
    <style:style style:name="P3" style:family="paragraph" style:parent-style-name="List_20_Paragraph">
      <style:paragraph-properties fo:line-height="100%"/>
      <style:text-properties style:font-name="Times New Roman" fo:font-size="12pt" officeooo:paragraph-rsid="000e3fe4" style:font-size-asian="12pt" style:font-name-complex="Times New Roman2" style:font-size-complex="12pt"/>
    </style:style>
    <style:style style:name="P4" style:family="paragraph" style:parent-style-name="List_20_Paragraph" style:list-style-name="WWNum5">
      <style:paragraph-properties fo:line-height="100%"/>
      <style:text-properties officeooo:paragraph-rsid="000d7894"/>
    </style:style>
    <style:style style:name="P5" style:family="paragraph" style:parent-style-name="List_20_Paragraph">
      <style:paragraph-properties fo:line-height="100%"/>
      <style:text-properties officeooo:paragraph-rsid="000d7894"/>
    </style:style>
    <style:style style:name="P6" style:family="paragraph" style:parent-style-name="List_20_Paragraph" style:list-style-name="WWNum18">
      <style:paragraph-properties fo:line-height="100%"/>
      <style:text-properties officeooo:paragraph-rsid="000e3fe4"/>
    </style:style>
    <style:style style:name="P7" style:family="paragraph" style:parent-style-name="List_20_Paragraph" style:list-style-name="WWNum19">
      <style:paragraph-properties fo:line-height="100%"/>
      <style:text-properties officeooo:paragraph-rsid="000e3fe4"/>
    </style:style>
    <style:style style:name="P8" style:family="paragraph" style:parent-style-name="List_20_Paragraph">
      <style:paragraph-properties fo:line-height="100%"/>
      <style:text-properties officeooo:paragraph-rsid="000e3fe4"/>
    </style:style>
    <style:style style:name="P9" style:family="paragraph" style:parent-style-name="List_20_Paragraph" style:list-style-name="WWNum20">
      <style:paragraph-properties fo:line-height="100%"/>
      <style:text-properties officeooo:paragraph-rsid="000e3fe4"/>
    </style:style>
    <style:style style:name="P10" style:family="paragraph" style:parent-style-name="List_20_Paragraph" style:list-style-name="WWNum21">
      <style:paragraph-properties fo:line-height="100%"/>
      <style:text-properties officeooo:paragraph-rsid="000e3fe4"/>
    </style:style>
    <style:style style:name="P11" style:family="paragraph" style:parent-style-name="List_20_Paragraph" style:list-style-name="WWNum1">
      <style:paragraph-properties fo:margin-top="0cm" fo:margin-bottom="0cm" loext:contextual-spacing="true" fo:line-height="150%"/>
      <style:text-properties officeooo:paragraph-rsid="000d7894"/>
    </style:style>
    <style:style style:name="P12" style:family="paragraph" style:parent-style-name="List_20_Paragraph" style:list-style-name="WWNum2">
      <style:paragraph-properties fo:margin-top="0cm" fo:margin-bottom="0cm" loext:contextual-spacing="true" fo:line-height="100%">
        <style:tab-stops>
          <style:tab-stop style:position="1.501cm"/>
        </style:tab-stops>
      </style:paragraph-properties>
      <style:text-properties officeooo:paragraph-rsid="000d7894"/>
    </style:style>
    <style:style style:name="P13" style:family="paragraph" style:parent-style-name="List_20_Paragraph">
      <style:paragraph-properties fo:margin-top="0cm" fo:margin-bottom="0cm" loext:contextual-spacing="true" fo:line-height="100%">
        <style:tab-stops>
          <style:tab-stop style:position="1.501cm"/>
        </style:tab-stops>
      </style:paragraph-properties>
      <style:text-properties style:font-name="Times New Roman" fo:font-size="12pt" officeooo:paragraph-rsid="000d7894" style:font-size-asian="12pt" style:font-name-complex="Times New Roman2" style:font-size-complex="12pt"/>
    </style:style>
    <style:style style:name="P14" style:family="paragraph" style:parent-style-name="List_20_Paragraph">
      <style:paragraph-properties fo:margin-left="0cm" fo:margin-right="0cm" fo:line-height="100%" fo:text-indent="0cm" style:auto-text-indent="false"/>
      <style:text-properties officeooo:paragraph-rsid="000d7894"/>
    </style:style>
    <style:style style:name="P15" style:family="paragraph" style:parent-style-name="List_20_Paragraph">
      <style:paragraph-properties fo:margin-left="0cm" fo:margin-right="0cm" fo:line-height="100%" fo:text-indent="0cm" style:auto-text-indent="false"/>
      <style:text-properties officeooo:paragraph-rsid="000e3fe4"/>
    </style:style>
    <style:style style:name="P16" style:family="paragraph" style:parent-style-name="List_20_Paragraph">
      <style:paragraph-properties fo:margin-left="0cm" fo:margin-right="0cm" fo:line-height="100%" fo:text-indent="0cm" style:auto-text-indent="false"/>
      <style:text-properties style:font-name="Times New Roman" fo:font-size="12pt" officeooo:paragraph-rsid="000d7894" style:font-size-asian="12pt" style:font-name-complex="Times New Roman2" style:font-size-complex="12pt"/>
    </style:style>
    <style:style style:name="P17" style:family="paragraph" style:parent-style-name="List_20_Paragraph">
      <style:paragraph-properties fo:margin-left="0cm" fo:margin-right="0cm" fo:line-height="100%" fo:text-indent="0cm" style:auto-text-indent="false"/>
      <style:text-properties style:font-name="Times New Roman" fo:font-size="12pt" officeooo:paragraph-rsid="000e3fe4" style:font-size-asian="12pt" style:font-name-complex="Times New Roman2" style:font-size-complex="12pt"/>
    </style:style>
    <style:style style:name="P18" style:family="paragraph" style:parent-style-name="List_20_Paragraph">
      <style:paragraph-properties fo:margin-left="0cm" fo:margin-right="0cm" fo:line-height="100%" fo:text-indent="0cm" style:auto-text-indent="false"/>
      <style:text-properties style:font-name="Times New Roman" fo:font-size="12pt" style:text-underline-style="solid" style:text-underline-width="auto" style:text-underline-color="font-color" officeooo:paragraph-rsid="000d7894" style:font-size-asian="12pt" style:font-name-complex="Times New Roman2" style:font-size-complex="12pt"/>
    </style:style>
    <style:style style:name="P19" style:family="paragraph" style:parent-style-name="List_20_Paragraph">
      <style:paragraph-properties fo:margin-left="0cm" fo:margin-right="0cm" fo:line-height="100%" fo:text-indent="0cm" style:auto-text-indent="false"/>
      <style:text-properties style:font-name="Times New Roman" fo:font-size="12pt" style:text-underline-style="solid" style:text-underline-width="auto" style:text-underline-color="font-color" officeooo:paragraph-rsid="000e3fe4" style:font-size-asian="12pt" style:font-name-complex="Times New Roman2" style:font-size-complex="12pt"/>
    </style:style>
    <style:style style:name="P20" style:family="paragraph" style:parent-style-name="List_20_Paragraph">
      <style:paragraph-properties fo:margin-left="0cm" fo:margin-right="0cm" fo:line-height="100%" fo:text-indent="0cm" style:auto-text-indent="false"/>
      <style:text-properties style:font-name="Times New Roman" fo:font-size="12pt" style:text-underline-style="solid" style:text-underline-width="auto" style:text-underline-color="font-color" fo:font-weight="bold" officeooo:paragraph-rsid="000e3fe4" style:font-size-asian="12pt" style:font-weight-asian="bold" style:font-name-complex="Times New Roman2" style:font-size-complex="12pt"/>
    </style:style>
    <style:style style:name="P21" style:family="paragraph" style:parent-style-name="List_20_Paragraph">
      <style:paragraph-properties fo:margin-left="0cm" fo:margin-right="0cm" fo:line-height="100%" fo:text-indent="0cm" style:auto-text-indent="false"/>
      <style:text-properties style:font-name="Times New Roman" fo:font-size="12pt" style:text-underline-style="none" officeooo:paragraph-rsid="000d7894" style:font-size-asian="12pt" style:font-name-complex="Times New Roman2" style:font-size-complex="12pt"/>
    </style:style>
    <style:style style:name="P22" style:family="paragraph" style:parent-style-name="List_20_Paragraph">
      <style:paragraph-properties fo:margin-left="0cm" fo:margin-right="0cm" fo:line-height="100%" fo:text-indent="0cm" style:auto-text-indent="false"/>
      <style:text-properties style:font-name="Times New Roman" fo:font-size="12pt" style:text-underline-style="none" officeooo:paragraph-rsid="000e3fe4" style:font-size-asian="12pt" style:font-name-complex="Times New Roman2" style:font-size-complex="12pt"/>
    </style:style>
    <style:style style:name="P23" style:family="paragraph" style:parent-style-name="List_20_Paragraph">
      <style:paragraph-properties fo:margin-left="0.501cm" fo:margin-right="0cm" fo:line-height="100%" fo:text-indent="0cm" style:auto-text-indent="false"/>
      <style:text-properties style:font-name="Times New Roman" fo:font-size="12pt" style:text-underline-style="none" officeooo:paragraph-rsid="000d7894" style:font-size-asian="12pt" style:font-name-complex="Times New Roman2" style:font-size-complex="12pt"/>
    </style:style>
    <style:style style:name="P24" style:family="paragraph" style:parent-style-name="List_20_Paragraph">
      <style:paragraph-properties fo:margin-left="0.501cm" fo:margin-right="0cm" fo:line-height="100%" fo:text-indent="0cm" style:auto-text-indent="false"/>
      <style:text-properties style:font-name="Times New Roman" fo:font-size="12pt" officeooo:paragraph-rsid="000d7894" style:font-size-asian="12pt" style:font-name-complex="Times New Roman2" style:font-size-complex="12pt"/>
    </style:style>
    <style:style style:name="P25" style:family="paragraph" style:parent-style-name="List_20_Paragraph">
      <style:paragraph-properties fo:margin-left="0.501cm" fo:margin-right="0cm" fo:line-height="100%" fo:text-indent="0cm" style:auto-text-indent="false"/>
      <style:text-properties officeooo:paragraph-rsid="000d7894"/>
    </style:style>
    <style:style style:name="P26" style:family="paragraph" style:parent-style-name="List_20_Paragraph" style:list-style-name="WWNum6">
      <style:paragraph-properties fo:margin-left="0.751cm" fo:margin-right="0cm" fo:line-height="100%" fo:text-indent="-0.635cm" style:auto-text-indent="false"/>
      <style:text-properties officeooo:paragraph-rsid="000d7894"/>
    </style:style>
    <style:style style:name="P27" style:family="paragraph" style:parent-style-name="List_20_Paragraph" style:list-style-name="WWNum6">
      <style:paragraph-properties fo:margin-left="0.501cm" fo:margin-right="0cm" fo:line-height="100%" fo:text-indent="-0.635cm" style:auto-text-indent="false"/>
      <style:text-properties officeooo:paragraph-rsid="000d7894"/>
    </style:style>
    <style:style style:name="P28" style:family="paragraph" style:parent-style-name="List_20_Paragraph" style:list-style-name="WWNum8">
      <style:paragraph-properties fo:margin-left="0.501cm" fo:margin-right="0cm" fo:line-height="100%" fo:text-indent="-0.635cm" style:auto-text-indent="false"/>
      <style:text-properties officeooo:paragraph-rsid="000d7894"/>
    </style:style>
    <style:style style:name="P29" style:family="paragraph" style:parent-style-name="List_20_Paragraph" style:list-style-name="WWNum9">
      <style:paragraph-properties fo:margin-left="0.501cm" fo:margin-right="0cm" fo:line-height="100%" fo:text-indent="-0.635cm" style:auto-text-indent="false"/>
      <style:text-properties officeooo:paragraph-rsid="000d7894"/>
    </style:style>
    <style:style style:name="P30" style:family="paragraph" style:parent-style-name="List_20_Paragraph" style:list-style-name="WWNum9">
      <style:paragraph-properties fo:margin-left="0.501cm" fo:margin-right="0cm" fo:line-height="100%" fo:text-indent="-0.499cm" style:auto-text-indent="false"/>
      <style:text-properties officeooo:paragraph-rsid="000d7894"/>
    </style:style>
    <style:style style:name="P31" style:family="paragraph" style:parent-style-name="List_20_Paragraph" style:list-style-name="WWNum9">
      <style:paragraph-properties fo:margin-left="0.25cm" fo:margin-right="0cm" fo:line-height="100%" fo:text-indent="-0.501cm" style:auto-text-indent="false"/>
      <style:text-properties officeooo:paragraph-rsid="000d7894"/>
    </style:style>
    <style:style style:name="P32" style:family="paragraph" style:parent-style-name="List_20_Paragraph">
      <style:paragraph-properties fo:margin-left="1.251cm" fo:margin-right="0cm" fo:line-height="100%" fo:text-indent="0cm" style:auto-text-indent="false"/>
      <style:text-properties style:font-name="Times New Roman" fo:font-size="12pt" style:text-underline-style="none" officeooo:paragraph-rsid="000e3fe4" style:font-size-asian="12pt" style:font-name-complex="Times New Roman2" style:font-size-complex="12pt"/>
    </style:style>
    <style:style style:name="P33" style:family="paragraph" style:parent-style-name="List_20_Paragraph" style:list-style-name="WWNum22">
      <style:paragraph-properties fo:margin-left="1.251cm" fo:margin-right="0cm" fo:line-height="100%" fo:text-indent="-0.499cm" style:auto-text-indent="false"/>
      <style:text-properties officeooo:paragraph-rsid="000e3fe4"/>
    </style:style>
    <style:style style:name="P34" style:family="paragraph" style:parent-style-name="Standard">
      <style:paragraph-properties fo:line-height="100%"/>
      <style:text-properties officeooo:paragraph-rsid="000d7894"/>
    </style:style>
    <style:style style:name="P35" style:family="paragraph" style:parent-style-name="Standard">
      <style:paragraph-properties fo:line-height="100%"/>
      <style:text-properties style:font-name="Times New Roman" fo:font-size="12pt" officeooo:paragraph-rsid="000d7894" style:font-size-asian="12pt" style:font-name-complex="Times New Roman2" style:font-size-complex="12pt"/>
    </style:style>
    <style:style style:name="P36" style:family="paragraph" style:parent-style-name="Standard">
      <style:text-properties style:font-name="Times New Roman" fo:font-size="12pt" officeooo:paragraph-rsid="000d7894" style:font-size-asian="12pt" style:font-name-complex="Times New Roman2" style:font-size-complex="12pt"/>
    </style:style>
    <style:style style:name="P37" style:family="paragraph" style:parent-style-name="Standard">
      <style:text-properties style:font-name="Times New Roman" fo:font-size="12pt" style:text-underline-style="solid" style:text-underline-width="auto" style:text-underline-color="font-color" officeooo:paragraph-rsid="000d7894" style:font-size-asian="12pt" style:font-name-complex="Times New Roman2" style:font-size-complex="12pt"/>
    </style:style>
    <style:style style:name="P38" style:family="paragraph" style:parent-style-name="Standard">
      <style:text-properties officeooo:paragraph-rsid="000d7894"/>
    </style:style>
    <style:style style:name="P39" style:family="paragraph" style:parent-style-name="Standard">
      <style:paragraph-properties fo:margin-top="0cm" fo:margin-bottom="0cm" loext:contextual-spacing="false" fo:line-height="100%">
        <style:tab-stops>
          <style:tab-stop style:position="1cm"/>
        </style:tab-stops>
      </style:paragraph-properties>
      <style:text-properties officeooo:paragraph-rsid="000d7894"/>
    </style:style>
    <style:style style:name="P40" style:family="paragraph" style:parent-style-name="Standard">
      <style:paragraph-properties fo:margin-top="0cm" fo:margin-bottom="0cm" loext:contextual-spacing="false" fo:line-height="100%">
        <style:tab-stops>
          <style:tab-stop style:position="1cm"/>
          <style:tab-stop style:position="1.501cm"/>
        </style:tab-stops>
      </style:paragraph-properties>
      <style:text-properties officeooo:paragraph-rsid="000d7894"/>
    </style:style>
    <style:style style:name="P41" style:family="paragraph" style:parent-style-name="Standard">
      <style:paragraph-properties fo:margin-top="0cm" fo:margin-bottom="0cm" loext:contextual-spacing="false" fo:line-height="100%">
        <style:tab-stops>
          <style:tab-stop style:position="1.752cm"/>
        </style:tab-stops>
      </style:paragraph-properties>
      <style:text-properties officeooo:paragraph-rsid="000d7894"/>
    </style:style>
    <style:style style:name="P42" style:family="paragraph" style:parent-style-name="Standard">
      <style:paragraph-properties fo:margin-top="0cm" fo:margin-bottom="0cm" loext:contextual-spacing="false" fo:line-height="100%">
        <style:tab-stops>
          <style:tab-stop style:position="1cm"/>
          <style:tab-stop style:position="1.752cm"/>
        </style:tab-stops>
      </style:paragraph-properties>
      <style:text-properties officeooo:paragraph-rsid="000d7894"/>
    </style:style>
    <style:style style:name="P43" style:family="paragraph" style:parent-style-name="Standard">
      <style:paragraph-properties fo:margin-top="0cm" fo:margin-bottom="0cm" loext:contextual-spacing="false" fo:line-height="100%">
        <style:tab-stops>
          <style:tab-stop style:position="1.501cm"/>
        </style:tab-stops>
      </style:paragraph-properties>
    </style:style>
    <style:style style:name="P44" style:family="paragraph" style:parent-style-name="Standard">
      <style:paragraph-properties fo:margin-top="0cm" fo:margin-bottom="0cm" loext:contextual-spacing="false" fo:line-height="100%">
        <style:tab-stops>
          <style:tab-stop style:position="1.501cm"/>
        </style:tab-stops>
      </style:paragraph-properties>
      <style:text-properties officeooo:paragraph-rsid="000d7894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officeooo:paragraph-rsid="000d7894"/>
    </style:style>
    <style:style style:name="P46" style:family="paragraph" style:parent-style-name="Standard">
      <style:paragraph-properties fo:margin-top="0cm" fo:margin-bottom="0cm" loext:contextual-spacing="false" fo:line-height="100%">
        <style:tab-stops>
          <style:tab-stop style:position="1cm"/>
          <style:tab-stop style:position="1.501cm"/>
        </style:tab-stops>
      </style:paragraph-properties>
      <style:text-properties style:font-name="Times New Roman" fo:font-size="12pt" officeooo:paragraph-rsid="000d7894" style:font-size-asian="12pt" style:font-name-complex="Times New Roman2" style:font-size-complex="12pt"/>
    </style:style>
    <style:style style:name="P47" style:family="paragraph" style:parent-style-name="Standard">
      <style:paragraph-properties fo:margin-top="0cm" fo:margin-bottom="0cm" loext:contextual-spacing="false" fo:line-height="100%">
        <style:tab-stops>
          <style:tab-stop style:position="1cm"/>
        </style:tab-stops>
      </style:paragraph-properties>
      <style:text-properties style:font-name="Times New Roman" fo:font-size="12pt" officeooo:paragraph-rsid="000d7894" style:font-size-asian="12pt" style:font-name-complex="Times New Roman2" style:font-size-complex="12pt"/>
    </style:style>
    <style:style style:name="P48" style:family="paragraph" style:parent-style-name="Standard">
      <style:paragraph-properties fo:margin-top="0cm" fo:margin-bottom="0cm" loext:contextual-spacing="false" fo:line-height="100%">
        <style:tab-stops>
          <style:tab-stop style:position="1.501cm"/>
        </style:tab-stops>
      </style:paragraph-properties>
      <style:text-properties style:font-name="Times New Roman" fo:font-size="12pt" officeooo:paragraph-rsid="000d7894" style:font-size-asian="12pt" style:font-name-complex="Times New Roman2" style:font-size-complex="12pt"/>
    </style:style>
    <style:style style:name="P49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d7894" style:font-size-asian="12pt" style:font-name-complex="Times New Roman2" style:font-size-complex="12pt"/>
    </style:style>
    <style:style style:name="P50" style:family="paragraph" style:parent-style-name="Standard">
      <style:paragraph-properties fo:margin-top="0cm" fo:margin-bottom="0cm" loext:contextual-spacing="false" fo:line-height="150%"/>
      <style:text-properties style:font-name="Times New Roman" fo:font-size="12pt" officeooo:paragraph-rsid="000d7894" style:font-size-asian="12pt" style:font-name-complex="Times New Roman2" style:font-size-complex="12pt"/>
    </style:style>
    <style:style style:name="P51" style:family="paragraph" style:parent-style-name="Standard">
      <style:paragraph-properties fo:margin-top="0cm" fo:margin-bottom="0cm" loext:contextual-spacing="false" fo:line-height="100%">
        <style:tab-stops>
          <style:tab-stop style:position="1.501cm"/>
        </style:tab-stops>
      </style:paragraph-properties>
      <style:text-properties style:font-name="Times New Roman" fo:font-size="12pt" style:text-underline-style="solid" style:text-underline-width="auto" style:text-underline-color="font-color" officeooo:paragraph-rsid="000d7894" style:font-size-asian="12pt" style:font-name-complex="Times New Roman2" style:font-size-complex="12pt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text-underline-style="solid" style:text-underline-width="auto" style:text-underline-color="font-color" officeooo:paragraph-rsid="000d7894" style:font-size-asian="12pt" style:font-name-complex="Times New Roman2" style:font-size-complex="12pt"/>
    </style:style>
    <style:style style:name="P53" style:family="paragraph" style:parent-style-name="Standard">
      <style:paragraph-properties fo:margin-top="0cm" fo:margin-bottom="0cm" loext:contextual-spacing="false" fo:line-height="150%">
        <style:tab-stops>
          <style:tab-stop style:position="1cm"/>
          <style:tab-stop style:position="1.251cm"/>
        </style:tab-stops>
      </style:paragraph-properties>
      <style:text-properties officeooo:paragraph-rsid="000d7894"/>
    </style:style>
    <style:style style:name="P54" style:family="paragraph" style:parent-style-name="Standard">
      <style:paragraph-properties fo:margin-top="0cm" fo:margin-bottom="0cm" loext:contextual-spacing="false" fo:line-height="150%">
        <style:tab-stops>
          <style:tab-stop style:position="1cm"/>
        </style:tab-stops>
      </style:paragraph-properties>
      <style:text-properties officeooo:paragraph-rsid="000d7894"/>
    </style:style>
    <style:style style:name="P55" style:family="paragraph" style:parent-style-name="Standard">
      <style:paragraph-properties fo:margin-top="0cm" fo:margin-bottom="0cm" loext:contextual-spacing="false" fo:line-height="150%"/>
      <style:text-properties officeooo:paragraph-rsid="000d7894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indent="1cm" style:auto-text-indent="false">
        <style:tab-stops>
          <style:tab-stop style:position="1cm"/>
        </style:tab-stops>
      </style:paragraph-properties>
      <style:text-properties officeooo:paragraph-rsid="000d7894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indent="1.138cm" style:auto-text-indent="false">
        <style:tab-stops>
          <style:tab-stop style:position="1.501cm"/>
        </style:tab-stops>
      </style:paragraph-properties>
      <style:text-properties style:font-name="Times New Roman" fo:font-size="12pt" officeooo:paragraph-rsid="000d7894" style:font-size-asian="12pt" style:font-name-complex="Times New Roman2" style:font-size-complex="12pt"/>
    </style:style>
    <style:style style:name="P58" style:family="paragraph" style:parent-style-name="Standard">
      <style:paragraph-properties fo:margin-left="0cm" fo:margin-right="0cm" fo:text-indent="1.27cm" style:auto-text-indent="false"/>
      <style:text-properties style:font-name="Times New Roman" fo:font-size="12pt" officeooo:paragraph-rsid="000d7894" style:font-size-asian="12pt" style:font-name-complex="Times New Roman2" style:font-size-complex="12pt"/>
    </style:style>
    <style:style style:name="T1" style:family="text">
      <style:text-properties style:font-name="Times New Roman" fo:font-size="12pt" style:font-size-asian="12pt" style:font-name-complex="Times New Roman2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T3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2" style:font-size-complex="12pt"/>
    </style:style>
    <style:style style:name="T4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2" style:font-size-complex="12pt"/>
    </style:style>
    <style:style style:name="T5" style:family="text"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T6" style:family="text">
      <style:text-properties fo:font-weight="bold" style:font-weight-asian="bold"/>
    </style:style>
    <style:style style:name="T7" style:family="text">
      <style:text-properties style:text-underline-style="none"/>
    </style:style>
    <style:style style:name="T8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center" style:horizontal-rel="page-content" draw:opacity="0%" fo:padding="0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pan text:style-name="T5">SQL </text:span></text:p>
      <text:p text:style-name="P38"><text:span text:style-name="T1"><text:s text:c="10"/>Structured Query <text:s/>Language <text:s/>is used to communicate with the database, SQL has the following advantages</text:span></text:p>
      <text:list xml:id="list1956325373" text:style-name="WWNum1">
        <text:list-item>
          <text:p text:style-name="P11"><text:span text:style-name="T1">Efficient</text:span></text:p>
        </text:list-item>
        <text:list-item>
          <text:p text:style-name="P11"><text:span text:style-name="T1">Easy to learn and use</text:span></text:p>
        </text:list-item>
        <text:list-item>
          <text:p text:style-name="P11"><text:span text:style-name="T1">Functionally complete (With SQL, you can define, retrieve, and manipulate data in the tables.)</text:span></text:p>
        </text:list-item>
      </text:list>
      <text:p text:style-name="P45"><text:span text:style-name="T1">SQL <text:s/>Statements <text:s/>can be <text:s/>categorized into five types</text:span></text:p>
      <text:p text:style-name="P49"/>
      <text:p text:style-name="P55"><text:span text:style-name="T1">i) <text:s text:c="2"/>Data Retrieval or Data Query language (DQL) <text:s/>- <text:s text:c="2"/>SELECT</text:span></text:p>
      <text:p text:style-name="P55"><text:span text:style-name="T1">ii) <text:s/>Data Manipulation language ( DML ) <text:s/>- INSERT, UPDADTE , DELETE , MERGE</text:span></text:p>
      <text:p text:style-name="P55"><text:span text:style-name="T1">iii) Data Definition language ( DDL ) - <text:s/>CREATE, ALTER, DROP, TRUNCATE, RENAME</text:span></text:p>
      <text:p text:style-name="P55"><text:span text:style-name="T1">iv) Data Control language ( DCL ) - GRANT, REVOKE <text:s/></text:span></text:p>
      <text:p text:style-name="P45"><text:span text:style-name="T1">v) <text:s/>Data Transaction language (DTL) - COMMIT, ROLLBACK, SAVEPOINT</text:span></text:p>
      <text:p text:style-name="P49"/>
      <text:p text:style-name="P45"><text:span text:style-name="T2">i) </text:span><text:span text:style-name="T3">Data Retrieval or Data Query language (DQL)</text:span><text:span text:style-name="T2"> <text:s/></text:span></text:p>
      <text:p text:style-name="P52"/>
      <text:p text:style-name="P39"><text:span text:style-name="T1"><text:s text:c="11"/>SELECT <text:s text:c="2"/>- is to retrieve data <text:s/>from the database.</text:span></text:p>
      <text:p text:style-name="P39"><text:span text:style-name="T1"><text:s text:c="11"/></text:span><text:span text:style-name="T4">Syntax:</text:span></text:p>
      <text:p text:style-name="P39"><text:span text:style-name="T1"><text:s text:c="11"/>SELECT <text:s/>*|{[DISTINCT] column expression [alias],...} FROM table;</text:span></text:p>
      <text:p text:style-name="P39"><text:span text:style-name="T1"><text:s text:c="11"/></text:span><text:span text:style-name="T4">Ex</text:span><text:span text:style-name="T1">:</text:span></text:p>
      <text:p text:style-name="P56"><text:span text:style-name="T1"><text:s text:c="2"/>SELECT <text:s/>* FROM <text:s/>emp;</text:span></text:p>
      <text:p text:style-name="P46"/>
      <text:p text:style-name="P39"><text:span text:style-name="T2">ii) </text:span><text:span text:style-name="T3">Data Manipulation language ( DML</text:span><text:span text:style-name="T2"> )</text:span></text:p>
      <text:p text:style-name="P40"><text:span text:style-name="T1"><text:s text:c="11"/>INSERT - <text:s/>is to enter new rows to a table</text:span></text:p>
      <text:p text:style-name="P39"><text:span text:style-name="T1"><text:s text:c="11"/></text:span><text:span text:style-name="T4">Syntax</text:span></text:p>
      <text:p text:style-name="P39"><text:span text:style-name="T1"><text:s text:c="11"/>INSERT INTO table [(column [, column...])] VALUES (value [, value...]);</text:span></text:p>
      <text:p text:style-name="P39"><text:span text:style-name="T1"><text:s text:c="11"/></text:span><text:span text:style-name="T4">Ex:</text:span></text:p>
      <text:p text:style-name="P39"><text:span text:style-name="T1"><text:s text:c="11"/>INSERT INTO emp (empno,empname,doj,deptno) VALUES</text:span></text:p>
      <text:p text:style-name="P39"><text:span text:style-name="T1"><text:s text:c="10"/>( 101,'jus','24-nov-10',10);</text:span></text:p>
      <text:p text:style-name="P47"/>
      <text:p text:style-name="P40"><text:span text:style-name="T1"><text:s text:c="11"/>UPDATE - is <text:s/>to modify the existing rows.</text:span></text:p>
      <text:p text:style-name="P39"><text:span text:style-name="T1"><text:s text:c="11"/></text:span><text:span text:style-name="T4">Syntax</text:span></text:p>
      <text:p text:style-name="P39"><text:span text:style-name="T1"><text:s text:c="11"/>UPDATE table SET column = value [, column = value, ...] [WHERE condition];</text:span></text:p>
      <text:p text:style-name="P39"><text:span text:style-name="T1"><text:s text:c="11"/></text:span><text:span text:style-name="T4">Ex</text:span><text:span text:style-name="T1">:</text:span></text:p>
      <text:p text:style-name="P39"><text:span text:style-name="T1"><text:s text:c="11"/>UPDATE emp SET deptno= 20 where empno= 101;</text:span></text:p>
      <text:p text:style-name="P49"/>
      <text:p text:style-name="P45"><text:span text:style-name="T1"><text:s text:c="11"/>DELETE- is <text:s/>to remove the unwanted rows.</text:span></text:p>
      <text:p text:style-name="P45"><text:span text:style-name="T1"><text:s text:c="11"/></text:span><text:span text:style-name="T4">Syntax</text:span></text:p>
      <text:p text:style-name="P45"><text:span text:style-name="T1"><text:s text:c="11"/>DELETE [FROM] table [WHERE condition];</text:span></text:p>
      <text:p text:style-name="P45"><text:span text:style-name="T1"><text:s text:c="11"/></text:span><text:span text:style-name="T4">Ex:</text:span></text:p>
      <text:p text:style-name="P45"><text:span text:style-name="T1"><text:s text:c="11"/>DELETE FROM emp WHERE empno =101;</text:span></text:p>
      <text:p text:style-name="P49"/>
      <text:p text:style-name="P55"><text:span text:style-name="T2">iii</text:span><text:span text:style-name="T3">) Data Definition language ( DDL )</text:span><text:span text:style-name="T2"> <text:s text:c="2"/></text:span></text:p>
      <text:p text:style-name="P53"><text:span text:style-name="T1"><text:s text:c="10"/>CREATE - is <text:s/>to generate a new table, view, user or other objects in the database.</text:span></text:p>
      <text:p text:style-name="P41"><text:span text:style-name="T1"><text:s text:c="11"/></text:span><text:span text:style-name="T4">Syntax <text:s text:c="18"/></text:span></text:p>
      <text:p text:style-name="P45"><text:span text:style-name="T1"><text:s text:c="11"/>CREATE TABLE [schema.]table (column datatype [DEFAULT expr][, ...]);</text:span></text:p>
      <text:p text:style-name="P45"><text:soft-page-break/><text:span text:style-name="T1"><text:s text:c="11"/></text:span><text:span text:style-name="T4">Ex:</text:span></text:p>
      <text:p text:style-name="P45"><text:span text:style-name="T1"><text:s text:c="11"/>CREATE <text:s/>TABLE emp (empno number,empname varchar(25),doj date,</text:span></text:p>
      <text:p text:style-name="P45"><text:span text:style-name="T1"><text:s text:c="11"/>deptno number);</text:span></text:p>
      <text:p text:style-name="P45"><text:span text:style-name="T4"><text:s text:c="45"/></text:span></text:p>
      <text:p text:style-name="P54"><text:span text:style-name="T1"><text:s text:c="10"/>ALTER - is <text:s/>to make changes in the data structures from <text:s/>the tables</text:span></text:p>
      <text:p text:style-name="P55"><text:span text:style-name="T1"><text:s text:c="10"/></text:span><text:span text:style-name="T4">Syntax</text:span></text:p>
      <text:p text:style-name="P55"><text:span text:style-name="T1"><text:s text:c="10"/>ALTER TABLE table ADD | MODIFY(column datatype [DEFAULT expr] </text:span></text:p>
      <text:p text:style-name="P55"><text:span text:style-name="T1"><text:s text:c="10"/>[,column datatype]...);</text:span></text:p>
      <text:p text:style-name="P45"><text:span text:style-name="T1"><text:s text:c="11"/>ALTER TABLE table DROP COLUMN (column);</text:span></text:p>
      <text:p text:style-name="P45"><text:span text:style-name="T1"><text:s text:c="10"/></text:span><text:span text:style-name="T4">Ex:</text:span></text:p>
      <text:p text:style-name="P45"><text:span text:style-name="T1"><text:s text:c="10"/>ALTER TABLE emp ADD <text:s/>address varchar(25);</text:span></text:p>
      <text:p text:style-name="P45"><text:span text:style-name="T1"><text:s text:c="10"/>ALTER TABLE emp MODIFY empname varchar(15);</text:span></text:p>
      <text:p text:style-name="P45"><text:span text:style-name="T1"><text:s text:c="10"/>ALTER TABLE emp DROP <text:s/>COLUMN <text:s/>deptno;</text:span></text:p>
      <text:p text:style-name="P49"/>
      <text:p text:style-name="P45"><text:span text:style-name="T1"><text:s text:c="10"/>DROP - is to remove all data and structure of the <text:s/>objects from the database.</text:span></text:p>
      <text:p text:style-name="P54"><text:span text:style-name="T1"><text:s text:c="10"/></text:span><text:span text:style-name="T4">Syntax</text:span></text:p>
      <text:p text:style-name="P42"><text:span text:style-name="T1"><text:s text:c="11"/>DROP TABLE table;</text:span></text:p>
      <text:p text:style-name="P42"><text:span text:style-name="T1"><text:s text:c="11"/></text:span><text:span text:style-name="T4">Ex:</text:span></text:p>
      <text:p text:style-name="P42"><text:span text:style-name="T1"><text:s text:c="11"/>DROP TABLE emp;</text:span></text:p>
      <text:p text:style-name="P49"/>
      <text:p text:style-name="P45"><text:span text:style-name="T1"><text:s text:c="10"/>TRUNCATE - it removes all rows and release the storage space used by</text:span></text:p>
      <text:p text:style-name="P45"><text:span text:style-name="T1"><text:s text:c="11"/>that <text:s/>table.</text:span></text:p>
      <text:p text:style-name="P39"><text:span text:style-name="T1"><text:s text:c="10"/></text:span><text:span text:style-name="T4">Syntax</text:span></text:p>
      <text:p text:style-name="P45"><text:span text:style-name="T1"><text:s text:c="10"/>TRUNCATE <text:s/>TABLE <text:s text:c="2"/>table;</text:span></text:p>
      <text:p text:style-name="P45"><text:span text:style-name="T1"><text:s text:c="11"/></text:span><text:span text:style-name="T4">Ex:</text:span></text:p>
      <text:p text:style-name="P39"><text:span text:style-name="T1"><text:s text:c="11"/>TRUNCATE TABLE emp;</text:span></text:p>
      <text:p text:style-name="P45"><text:span text:style-name="T1"><text:s text:c="17"/></text:span></text:p>
      <text:p text:style-name="P39"><text:span text:style-name="T1"><text:s text:c="11"/>RENAME <text:s/>-is to change the name of the objects.</text:span></text:p>
      <text:p text:style-name="P45"><text:span text:style-name="T1"><text:s text:c="11"/></text:span><text:span text:style-name="T4">Syntax</text:span></text:p>
      <text:p text:style-name="P45"><text:span text:style-name="T1"><text:s text:c="11"/>RENAME <text:s text:c="3"/>old_name TO <text:s/>new_name;</text:span></text:p>
      <text:p text:style-name="P45"><text:span text:style-name="T1"><text:s text:c="11"/></text:span><text:span text:style-name="T4">Ex:</text:span></text:p>
      <text:p text:style-name="P39"><text:span text:style-name="T1"><text:s text:c="11"/>RENAME emp TO employee; </text:span></text:p>
      <text:p text:style-name="P49"/>
      <text:p text:style-name="P45"><text:span text:style-name="T2">iv) </text:span><text:span text:style-name="T3">Data Control language ( DCL )</text:span></text:p>
      <text:p text:style-name="P52"/>
      <text:p text:style-name="P39"><text:span text:style-name="T1"><text:s text:c="10"/>GRANT - <text:s/>gives access rights to <text:s/>both the database and the structures within it.</text:span></text:p>
      <text:p text:style-name="P39"><text:span text:style-name="T1"><text:s text:c="11"/></text:span><text:span text:style-name="T4">Syntax </text:span></text:p>
      <text:p text:style-name="P39"><text:span text:style-name="T1"><text:s text:c="10"/>GRANT privilege [, privilege...] TO user [, user| role, PUBLIC...];</text:span></text:p>
      <text:p text:style-name="P45"><text:span text:style-name="T1"><text:s text:c="11"/></text:span><text:span text:style-name="T4">Ex:</text:span></text:p>
      <text:p text:style-name="P45"><text:span text:style-name="T1"><text:s text:c="10"/>GRANT connect,resource TO jus;</text:span></text:p>
      <text:p text:style-name="P49"/>
      <text:p text:style-name="P45"><text:span text:style-name="T1"><text:s text:c="13"/></text:span></text:p>
      <text:p text:style-name="P39"><text:span text:style-name="T1"><text:s text:c="10"/>REVOKE - removes access rights to <text:s/>both the database and the structures within it.</text:span></text:p>
      <text:p text:style-name="P39"><text:span text:style-name="T1"><text:s text:c="10"/></text:span><text:span text:style-name="T4">Syntax</text:span></text:p>
      <text:p text:style-name="P45"><text:span text:style-name="T1"><text:s text:c="10"/>REVOKE {privilege [, privilege...]|ALL} ON object FROM <text:s/></text:span></text:p>
      <text:p text:style-name="P45"><text:span text:style-name="T1"><text:s text:c="11"/>{user[, user...]|role|PUBLIC</text:span><text:span text:style-name="T4">};</text:span></text:p>
      <text:p text:style-name="P45"><text:span text:style-name="T1"><text:s text:c="9"/></text:span><text:span text:style-name="T4"><text:s/>Ex</text:span><text:span text:style-name="T1">:</text:span></text:p>
      <text:p text:style-name="P45"><text:span text:style-name="T1"><text:s text:c="10"/>REVOKE resource FROM <text:s/>jus;</text:span></text:p>
      <text:p text:style-name="P50"/>
      <text:p text:style-name="P55"><text:soft-page-break/><text:span text:style-name="T2">v) <text:s/></text:span><text:span text:style-name="T3">Data Transaction language (DTL</text:span><text:span text:style-name="T2">) </text:span></text:p>
      <text:p text:style-name="P39"><text:span text:style-name="T1"><text:s text:c="9"/>COMMIT - Ends the current transaction by making all pending data </text:span></text:p>
      <text:p text:style-name="P45"><text:span text:style-name="T1"><text:s text:c="9"/>changes permanent.</text:span></text:p>
      <text:p text:style-name="P45"><text:span text:style-name="T1"><text:s text:c="9"/></text:span><text:span text:style-name="T4">Syntax</text:span><text:span text:style-name="T1"> <text:s text:c="30"/></text:span></text:p>
      <text:p text:style-name="P39"><text:span text:style-name="T1"><text:s text:c="9"/>COMMIT;</text:span></text:p>
      <text:p text:style-name="P45"><text:span text:style-name="T1"><text:s text:c="14"/></text:span></text:p>
      <text:p text:style-name="P45"><text:span text:style-name="T1"><text:s text:c="9"/>ROLLBACK -</text:span> <text:span text:style-name="T1">Ends the current transaction by discarding all pending data changes. </text:span></text:p>
      <text:p text:style-name="P45"><text:span text:style-name="T1"><text:s text:c="9"/></text:span><text:span text:style-name="T4">Syntax</text:span></text:p>
      <text:p text:style-name="P45"><text:span text:style-name="T1"><text:s text:c="9"/>ROLLBACK; <text:s/>or <text:s/>ROLLBACK TO <text:s/>savepoint name;</text:span></text:p>
      <text:p text:style-name="P45"><text:span text:style-name="T1"><text:s text:c="9"/></text:span><text:span text:style-name="T4">Ex</text:span><text:span text:style-name="T1">: </text:span></text:p>
      <text:p text:style-name="P45"><text:span text:style-name="T1"><text:s text:c="9"/>ROLLBACK <text:s/>TO <text:s/>a; <text:s text:c="9"/></text:span></text:p>
      <text:p text:style-name="P49"/>
      <text:p text:style-name="P45"><text:span text:style-name="T1"><text:s text:c="9"/>SAVEPOINT - Marks a savepoint within the current transaction.</text:span></text:p>
      <text:p text:style-name="P45"><text:span text:style-name="T1"><text:s text:c="9"/></text:span><text:span text:style-name="T4">Syntax <text:s text:c="7"/></text:span></text:p>
      <text:p text:style-name="P44"><text:span text:style-name="T1"><text:s text:c="9"/>SAVEPOINT <text:s text:c="2"/>name</text:span></text:p>
      <text:p text:style-name="P44"><text:span text:style-name="T1"><text:s text:c="9"/></text:span><text:span text:style-name="T4">Ex:</text:span></text:p>
      <text:p text:style-name="P44"><text:span text:style-name="T1"><text:s text:c="9"/>SAVEPOIN T <text:s/>a;</text:span></text:p>
      <text:p text:style-name="P51"/>
      <text:p text:style-name="P44"><text:span text:style-name="T3">Different types of Operators </text:span></text:p>
      <text:p text:style-name="P51"/>
      <text:list xml:id="list1349665783" text:style-name="WWNum2">
        <text:list-item>
          <text:p text:style-name="P12"><text:span text:style-name="T1">Restrict the rows returned by using the WHERE clause</text:span></text:p>
        </text:list-item>
      </text:list>
      <text:p text:style-name="P57"/>
      <text:list xml:id="list73354976547910" text:continue-numbering="true" text:style-name="WWNum2">
        <text:list-item>
          <text:p text:style-name="P12"><text:span text:style-name="T1">The WHERE clause follows the FROM clause</text:span></text:p>
        </text:list-item>
      </text:list>
      <text:p text:style-name="P13"/>
      <text:p text:style-name="P34"><text:span text:style-name="T4">Syntax</text:span></text:p>
      <text:p text:style-name="P34"><text:span text:style-name="T1">SELECT *|{[DISTINCT] column|expression [alias],...} FROM table [WHERE condition(s)]</text:span></text:p>
      <text:p text:style-name="P44"><text:span text:style-name="T3">Comparison Conditions or Operators.</text:span></text:p>
      <text:p text:style-name="P48"><draw:frame draw:style-name="fr1" draw:name="Frame1" text:anchor-type="paragraph" svg:y="0.303cm" svg:width="11.183cm" draw:z-index="0"><draw:text-box fo:min-height="0cm"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P43"><text:span text:style-name="T1"><text:s text:c="11"/></text:span><text:span text:style-name="T2">Operator</text:span></text:p></table:table-cell><table:table-cell table:style-name="Table1.A1" office:value-type="string"><text:p text:style-name="P43"><text:span text:style-name="T1"><text:s text:c="18"/></text:span><text:span text:style-name="T2">Meaning</text:span></text:p></table:table-cell></table:table-row><table:table-row table:style-name="Table1.1"><table:table-cell table:style-name="Table1.A1" office:value-type="string"><text:p text:style-name="P43"><text:span text:style-name="T1"><text:s text:c="14"/>=</text:span></text:p></table:table-cell><table:table-cell table:style-name="Table1.A1" office:value-type="string"><text:p text:style-name="P43"><text:span text:style-name="T1"><text:s text:c="10"/>Equal to</text:span></text:p></table:table-cell></table:table-row><table:table-row table:style-name="Table1.1"><table:table-cell table:style-name="Table1.A1" office:value-type="string"><text:p text:style-name="P43"><text:span text:style-name="T1"><text:s text:c="14"/>&gt;</text:span></text:p></table:table-cell><table:table-cell table:style-name="Table1.A1" office:value-type="string"><text:p text:style-name="P43"><text:span text:style-name="T1"><text:s text:c="10"/>Greater than</text:span></text:p></table:table-cell></table:table-row><table:table-row table:style-name="Table1.1"><table:table-cell table:style-name="Table1.A1" office:value-type="string"><text:p text:style-name="P43"><text:span text:style-name="T1"><text:s text:c="14"/>&gt;=</text:span></text:p></table:table-cell><table:table-cell table:style-name="Table1.A1" office:value-type="string"><text:p text:style-name="P43"><text:span text:style-name="T1"><text:s text:c="10"/>Greater than or equal to</text:span></text:p></table:table-cell></table:table-row><table:table-row table:style-name="Table1.5"><table:table-cell table:style-name="Table1.A1" office:value-type="string"><text:p text:style-name="P43"><text:span text:style-name="T1"><text:s text:c="13"/>&lt;</text:span></text:p></table:table-cell><table:table-cell table:style-name="Table1.A1" office:value-type="string"><text:p text:style-name="P43"><text:span text:style-name="T1"><text:s text:c="10"/>Less than</text:span></text:p></table:table-cell></table:table-row><table:table-row table:style-name="Table1.5"><table:table-cell table:style-name="Table1.A1" office:value-type="string"><text:p text:style-name="P43"><text:span text:style-name="T1"><text:s text:c="13"/>&lt;=</text:span></text:p></table:table-cell><table:table-cell table:style-name="Table1.A1" office:value-type="string"><text:p text:style-name="P43"><text:span text:style-name="T1"><text:s text:c="10"/>Less than or equal to</text:span></text:p></table:table-cell></table:table-row><table:table-row table:style-name="Table1.5"><table:table-cell table:style-name="Table1.A1" office:value-type="string"><text:p text:style-name="P43"><text:span text:style-name="T1"><text:s text:c="12"/>&lt; &gt; <text:s/>or !=</text:span></text:p></table:table-cell><table:table-cell table:style-name="Table1.A1" office:value-type="string"><text:p text:style-name="P43"><text:span text:style-name="T1"><text:s text:c="10"/>Not equal to</text:span></text:p></table:table-cell></table:table-row></table:table></draw:text-box></draw:frame></text:p>
      <text:p text:style-name="P36"/>
      <text:p text:style-name="P36"/>
      <text:p text:style-name="P36"/>
      <text:p text:style-name="P35"/>
      <text:p text:style-name="P34"><text:span text:style-name="T4">Syntax</text:span></text:p>
      <text:p text:style-name="P34"><text:span text:style-name="T1">... WHERE expr operator value</text:span></text:p>
      <text:p text:style-name="P34"><text:span text:style-name="T4">Ex</text:span><text:span text:style-name="T1">: <text:s/>SELECT * FROM emp WHERE <text:s/>salary &gt;= 5000 ;</text:span></text:p>
      <text:p text:style-name="P38"><text:span text:style-name="T3">Other Comparison Conditions</text:span></text:p>
      <text:p text:style-name="P37"><draw:frame draw:style-name="fr1" draw:name="Frame2" text:anchor-type="paragraph" svg:y="0.28cm" svg:width="11.192cm" draw:z-index="1"><draw:text-box fo:min-height="0cm"><table:table table:name="Table2" table:style-name="Table2"><table:table-column table:style-name="Table2.A"/><table:table-column table:style-name="Table2.B"/><table:table-row table:style-name="Table2.1"><table:table-cell table:style-name="Table2.A1" office:value-type="string"><text:p text:style-name="P43"><text:span text:style-name="T1"><text:s text:c="11"/></text:span><text:span text:style-name="T2">Operator</text:span></text:p></table:table-cell><table:table-cell table:style-name="Table2.A1" office:value-type="string"><text:p text:style-name="P43"><text:span text:style-name="T1"><text:s text:c="18"/></text:span><text:span text:style-name="T2">Meaning</text:span></text:p></table:table-cell></table:table-row><table:table-row table:style-name="Table2.1"><table:table-cell table:style-name="Table2.A1" office:value-type="string"><text:p text:style-name="P43"><text:span text:style-name="T1"><text:s text:c="7"/>BETWEEN</text:span></text:p><text:p text:style-name="P43"><text:span text:style-name="T1">....... <text:s/>AND........</text:span></text:p></table:table-cell><table:table-cell table:style-name="Table2.A1" office:value-type="string"><text:p text:style-name="P43"><text:span text:style-name="T1"><text:s/>to display rows based on a range of values.</text:span></text:p></table:table-cell></table:table-row><table:table-row table:style-name="Table2.1"><table:table-cell table:style-name="Table2.A1" office:value-type="string"><text:p text:style-name="P43"><text:span text:style-name="T1"><text:s text:c="10"/>IN (Set)</text:span></text:p></table:table-cell><table:table-cell table:style-name="Table2.A1" office:value-type="string"><text:p text:style-name="P43"><text:span text:style-name="T1"><text:s text:c="3"/>Match any of a list of values</text:span></text:p></table:table-cell></table:table-row><table:table-row table:style-name="Table2.1"><table:table-cell table:style-name="Table2.A1" office:value-type="string"><text:p text:style-name="P43"><text:span text:style-name="T1"><text:s text:c="11"/>LIKE</text:span></text:p></table:table-cell><table:table-cell table:style-name="Table2.A1" office:value-type="string"><text:p text:style-name="P43"><text:span text:style-name="T1"><text:s text:c="4"/>Match a character pattern <text:s text:c="5"/></text:span></text:p></table:table-cell></table:table-row><table:table-row table:style-name="Table2.5"><table:table-cell table:style-name="Table2.A1" office:value-type="string"><text:p text:style-name="P43"><text:span text:style-name="T1"><text:s text:c="9"/>IS NULL</text:span></text:p></table:table-cell><table:table-cell table:style-name="Table2.A1" office:value-type="string"><text:p text:style-name="P43"><text:span text:style-name="T1"><text:s text:c="5"/>Is a null value</text:span></text:p></table:table-cell></table:table-row></table:table></draw:text-box></draw:frame></text:p>
      <text:p text:style-name="P37"/>
      <text:p text:style-name="P58"/>
      <text:p text:style-name="P58"/>
      <text:p text:style-name="P38"><text:span text:style-name="T4">Ex:</text:span></text:p>
      <text:p text:style-name="P34"><text:span text:style-name="T1">SELECT <text:s/>empname,salary FROM emp WHERE <text:s/>salary BETWEEN 5000 AND <text:s/>8000;</text:span></text:p>
      <text:p text:style-name="P34"><text:span text:style-name="T1">SELECT <text:s/>* FROM emp WHERE <text:s/>empno IN (103,105,107);</text:span></text:p>
      <text:p text:style-name="P34"><text:span text:style-name="T1">SELECT <text:s/>* FROM emp WHERE empname LIKE ( ' j% ');</text:span></text:p>
      <text:p text:style-name="P34"><text:span text:style-name="T1">SELECT * FROM <text:s/>emp WHERE <text:s/>doj IS NULL;</text:span></text:p>
      <text:p text:style-name="P38"><text:span text:style-name="T3">Logical Operators</text:span></text:p>
      <text:p text:style-name="P37"><draw:frame draw:style-name="fr1" draw:name="Frame3" text:anchor-type="paragraph" svg:y="0.099cm" svg:width="11.192cm" draw:z-index="2"><draw:text-box fo:min-height="0cm"><table:table table:name="Table3" table:style-name="Table3"><table:table-column table:style-name="Table3.A"/><table:table-column table:style-name="Table3.B"/><table:table-row table:style-name="Table3.1"><table:table-cell table:style-name="Table3.A1" office:value-type="string"><text:p text:style-name="P43"><text:span text:style-name="T1"><text:s text:c="11"/></text:span><text:span text:style-name="T2">Operator</text:span></text:p></table:table-cell><table:table-cell table:style-name="Table3.A1" office:value-type="string"><text:p text:style-name="P43"><text:span text:style-name="T1"><text:s text:c="18"/></text:span><text:span text:style-name="T2">Meaning</text:span></text:p></table:table-cell></table:table-row><table:table-row table:style-name="Table3.1"><table:table-cell table:style-name="Table3.A1" office:value-type="string"><text:p text:style-name="P43"><text:span text:style-name="T1"><text:s text:c="10"/>AND</text:span></text:p></table:table-cell><table:table-cell table:style-name="Table3.A1" office:value-type="string"><text:p text:style-name="P43"><text:span text:style-name="T1"><text:s/>Returns TRUE if both component conditions are true</text:span></text:p></table:table-cell></table:table-row><table:table-row table:style-name="Table3.1"><table:table-cell table:style-name="Table3.A1" office:value-type="string"><text:p text:style-name="P43"><text:span text:style-name="T1"><text:s text:c="11"/>OR</text:span></text:p></table:table-cell><table:table-cell table:style-name="Table3.A1" office:value-type="string"><text:p text:style-name="P43"><text:span text:style-name="T1"><text:s/>Returns TRUE if either component condition is true</text:span></text:p></table:table-cell></table:table-row><table:table-row table:style-name="Table3.1"><table:table-cell table:style-name="Table3.A1" office:value-type="string"><text:p text:style-name="P43"><text:span text:style-name="T1"><text:s text:c="11"/>NOT</text:span></text:p></table:table-cell><table:table-cell table:style-name="Table3.A1" office:value-type="string"><text:p text:style-name="P43"><text:span text:style-name="T1"><text:s/>Returns TRUE if the following <text:s/>condition is false</text:span></text:p></table:table-cell></table:table-row></table:table></draw:text-box></draw:frame></text:p>
      <text:p text:style-name="P38"><text:span text:style-name="T4"><text:s text:c="15"/></text:span></text:p>
      <text:p text:style-name="P37"/>
      <text:p text:style-name="P36"><text:soft-page-break/></text:p>
      <text:p text:style-name="P38"><text:span text:style-name="T4">Ex</text:span><text:span text:style-name="T1">:</text:span></text:p>
      <text:p text:style-name="P34"><text:span text:style-name="T1">SELECT <text:s/>* FROM emp WHERE <text:s/>salary &gt;10000 AND empname LIKE '% n';</text:span></text:p>
      <text:p text:style-name="P34"><text:span text:style-name="T1">SELECT <text:s/>* FROM emp WHERE <text:s/>salary &gt;10000 OR <text:s/>empname LIKE '% n';</text:span></text:p>
      <text:p text:style-name="P34"><text:span text:style-name="T1">SELECT <text:s/>* FROM emp WHERE salary IS NOT NULL;</text:span></text:p>
      <text:p text:style-name="P34"><text:span text:style-name="T3">Using of ORDER BY Clause</text:span></text:p>
      <text:p text:style-name="P34"><text:span text:style-name="T1">• Sort rows with the ORDER BY clause </text:span></text:p>
      <text:p text:style-name="P34"><text:span text:style-name="T1">– ASC: ascending order, default</text:span></text:p>
      <text:p text:style-name="P34"><text:span text:style-name="T1"><text:s/>– DESC: descending order</text:span></text:p>
      <text:p text:style-name="P34"><text:span text:style-name="T1">• The ORDER BY clause comes last in the SELECT statement.</text:span></text:p>
      <text:p text:style-name="P34"><text:span text:style-name="T4">Syntax</text:span></text:p>
      <text:p text:style-name="P34"><text:span text:style-name="T1">SELECT expr FROM table [WHERE condition(s)] [ORDER BY {column, expr} [ASC|DESC]];</text:span></text:p>
      <text:p text:style-name="P34"><text:span text:style-name="T4">Ex:</text:span></text:p>
      <text:p text:style-name="P34"><text:span text:style-name="T1">SELECT <text:s/>* FROM emp ORDER BY salary DESC;</text:span></text:p>
      <text:p text:style-name="P34"><text:span text:style-name="T1"/></text:p>
      <text:p text:style-name="P14"><text:span text:style-name="T4">Case Manipulation Functions</text:span></text:p>
      <text:p text:style-name="P16"/>
      <text:p text:style-name="P14"><text:span text:style-name="T1"><text:s text:c="2"/>LOWER, UPPER, and INITCAP are the three case-conversion functions. </text:span></text:p>
      <text:p text:style-name="P16"/>
      <text:list xml:id="list1589952045" text:style-name="WWNum5">
        <text:list-item>
          <text:p text:style-name="P4"><text:span text:style-name="T1">LOWER : Converts mixed case or uppercase character strings to lowercase.</text:span></text:p>
        </text:list-item>
      </text:list>
      <text:p text:style-name="P5"><text:span text:style-name="T4">Syntax</text:span></text:p>
      <text:p text:style-name="P5"><text:span text:style-name="T1">SELCT <text:s/>LOWER(column|expression) FROM table;</text:span></text:p>
      <text:p text:style-name="P5"><text:span text:style-name="T4">Ex:</text:span></text:p>
      <text:p text:style-name="P5"><text:span text:style-name="T1">SELECT <text:s/>LOWER(empname) FROM emp;</text:span></text:p>
      <text:p text:style-name="P2"/>
      <text:list xml:id="list73356721107041" text:continue-numbering="true" text:style-name="WWNum5">
        <text:list-item>
          <text:p text:style-name="P4"><text:span text:style-name="T1">UPPER <text:s text:c="2"/>: <text:s/>Converts mixed case or lowercase character strings to uppercase</text:span></text:p>
        </text:list-item>
      </text:list>
      <text:p text:style-name="P5"><text:span text:style-name="T4">Syntax</text:span></text:p>
      <text:p text:style-name="P5"><text:span text:style-name="T1">SELCT <text:s/>UPPER (column|expression) FROM table;</text:span></text:p>
      <text:p text:style-name="P5"><text:span text:style-name="T4">Ex:</text:span></text:p>
      <text:p text:style-name="P5"><text:span text:style-name="T1">SELECT <text:s/>UPPER(empname) FROM emp;</text:span></text:p>
      <text:p text:style-name="P2"/>
      <text:p text:style-name="P2"/>
      <text:list xml:id="list73356383401605" text:continue-numbering="true" text:style-name="WWNum5">
        <text:list-item>
          <text:p text:style-name="P4"><text:span text:style-name="T1">INITCAP : Converts the first letter of each word to uppercase and remaining letters to lowercase</text:span></text:p>
        </text:list-item>
      </text:list>
      <text:p text:style-name="P5"><text:span text:style-name="T4">Syntax</text:span></text:p>
      <text:p text:style-name="P5"><text:span text:style-name="T1">SELCT <text:s/>INITCAP <text:s/>(column|expression) FROM table;</text:span></text:p>
      <text:p text:style-name="P5"><text:span text:style-name="T4">Ex:</text:span></text:p>
      <text:p text:style-name="P5"><text:span text:style-name="T1">SELECT <text:s/>INITCAP (empname) FROM emp;</text:span></text:p>
      <text:p text:style-name="P1"><text:span text:style-name="T1"/></text:p>
      <text:p text:style-name="P1"><text:span text:style-name="T1"/></text:p>
      <text:p text:style-name="P18"><text:span text:style-name="T6">Number Functions</text:span></text:p>
      <text:p text:style-name="P18"/>
      <text:p text:style-name="P18"/>
      <text:p text:style-name="P21">Number functions accept numeric input and return numeric values. </text:p>
      <text:p text:style-name="P21"/>
      <text:list xml:id="list550121426" text:style-name="WWNum6">
        <text:list-item>
          <text:p text:style-name="P26"><text:span text:style-name="T1">MOD : The MOD function finds the remainder of value1 divided by value2. </text:span></text:p>
        </text:list-item>
      </text:list>
      <text:p text:style-name="P24"/>
      <text:p text:style-name="P25"><text:span text:style-name="T1">Note: The MOD function is often used to determine if a value is odd or even.</text:span></text:p>
      <text:p text:style-name="P25"><text:span text:style-name="T4">Syntax</text:span></text:p>
      <text:p text:style-name="P25"><text:span text:style-name="T1">SELECT <text:s/>MOD( value, divisor) FROM table;</text:span></text:p>
      <text:p text:style-name="P25"><text:span text:style-name="T4">Ex:</text:span></text:p>
      <text:p text:style-name="P25"><text:span text:style-name="T1">SELECT <text:s/>MOD(1500,200 ) FROM dual;</text:span></text:p>
      <text:p text:style-name="P18"><text:soft-page-break/></text:p>
      <text:list xml:id="list73356224684883" text:continue-numbering="true" text:style-name="WWNum6">
        <text:list-item>
          <text:p text:style-name="P27"><text:span text:style-name="T1">POWER : Simply provides the ability to raise a value to given positive exponent.</text:span></text:p>
        </text:list-item>
      </text:list>
      <text:p text:style-name="P25"><text:span text:style-name="T4">Syntax</text:span></text:p>
      <text:p text:style-name="P14"><text:span text:style-name="T1"><text:s text:c="5"/>SELECT <text:s/>POWER(value, exponent) FROM table;</text:span></text:p>
      <text:p text:style-name="P14"><text:span text:style-name="T1"><text:s text:c="5"/></text:span><text:span text:style-name="T4">Ex:</text:span></text:p>
      <text:p text:style-name="P14"><text:span text:style-name="T1"><text:s text:c="5"/>SELECT <text:s/>POWER(3,2) FROM dual;</text:span></text:p>
      <text:p text:style-name="P16"/>
      <text:list xml:id="list73355725956596" text:continue-numbering="true" text:style-name="WWNum6">
        <text:list-item>
          <text:p text:style-name="P27"><text:span text:style-name="T1">SQRT: It is used to find the square root for <text:s/>a given number.</text:span></text:p>
        </text:list-item>
      </text:list>
      <text:p text:style-name="P25"><text:span text:style-name="T4">Syntax</text:span></text:p>
      <text:p text:style-name="P25"><text:span text:style-name="T1"><text:s/>SELECT <text:s/>SQRT(value) FROM table;</text:span></text:p>
      <text:p text:style-name="P25"><text:span text:style-name="T4">Ex:</text:span></text:p>
      <text:p text:style-name="P25"><text:span text:style-name="T1">SELECT <text:s/>SQRT(64) FROM dual;</text:span></text:p>
      <text:p text:style-name="P24"/>
      <text:list xml:id="list2838148958" text:style-name="WWNum8">
        <text:list-item>
          <text:p text:style-name="P28"><text:span text:style-name="T1">ABS: Absolute value is the measure the magnitude of something, Absolute value is always the positive number</text:span></text:p>
        </text:list-item>
      </text:list>
      <text:p text:style-name="P25"><text:span text:style-name="T4">Syntax</text:span></text:p>
      <text:p text:style-name="P25"><text:span text:style-name="T1">SELECT <text:s/>ABS(value) FROM table;</text:span></text:p>
      <text:p text:style-name="P25"><text:span text:style-name="T4">Ex:</text:span></text:p>
      <text:p text:style-name="P25"><text:span text:style-name="T1">SELECT <text:s/>ABS(-42) FROM dual;</text:span></text:p>
      <text:p text:style-name="P24"/>
      <text:list xml:id="list73356228106113" text:continue-numbering="true" text:style-name="WWNum8">
        <text:list-item>
          <text:p text:style-name="P28"><text:span text:style-name="T1">CEIL: Simply produces the smallest integer(or whole number) that is greater than or equal to a specific value.</text:span></text:p>
        </text:list-item>
      </text:list>
      <text:p text:style-name="P25"><text:span text:style-name="T4">Syntax</text:span></text:p>
      <text:p text:style-name="P25"><text:span text:style-name="T1">SELECT <text:s/>CEIL( value) FROM <text:s/>table;</text:span></text:p>
      <text:p text:style-name="P25"><text:span text:style-name="T4">Ex</text:span><text:span text:style-name="T1">:</text:span></text:p>
      <text:p text:style-name="P25"><text:span text:style-name="T1">SELECT CEIL ( -2.3) FROM dual;</text:span></text:p>
      <text:p text:style-name="P24"/>
      <text:list xml:id="list73354882509585" text:continue-numbering="true" text:style-name="WWNum8">
        <text:list-item>
          <text:p text:style-name="P28"><text:span text:style-name="T1">FLOOR: is the intuitive opposite of CEIL.</text:span></text:p>
        </text:list-item>
      </text:list>
      <text:p text:style-name="P25"><text:span text:style-name="T4">Syntax</text:span></text:p>
      <text:p text:style-name="P25"><text:span text:style-name="T1">SELECT <text:s/>FLOOR( value) FROM <text:s/>table;</text:span></text:p>
      <text:p text:style-name="P25"><text:span text:style-name="T4">Ex</text:span><text:span text:style-name="T1">:</text:span></text:p>
      <text:p text:style-name="P25"><text:span text:style-name="T1">SELECT FLOOR ( -2.3) FROM dual</text:span></text:p>
      <text:p text:style-name="P24"/>
      <text:p text:style-name="P23"/>
      <text:p text:style-name="P23"/>
      <text:p text:style-name="P14"><text:span text:style-name="T4">Group Functions</text:span></text:p>
      <text:p text:style-name="P18"/>
      <text:list xml:id="list939868063" text:style-name="WWNum9">
        <text:list-item>
          <text:p text:style-name="P30"><text:span text:style-name="T1">AVG: average value of n, ignoring null values</text:span></text:p>
        </text:list-item>
      </text:list>
      <text:p text:style-name="P14"><text:span text:style-name="T4">Syntax:</text:span></text:p>
      <text:p text:style-name="P14"><text:span text:style-name="T1">SELECT AVG([DISTINCT|ALL]n) FROM table;</text:span></text:p>
      <text:p text:style-name="P14"><text:span text:style-name="T4">Ex</text:span><text:span text:style-name="T1">:</text:span></text:p>
      <text:p text:style-name="P14"><text:span text:style-name="T1">SELECT AVG (salary) FROM emp;</text:span></text:p>
      <text:p text:style-name="P16"/>
      <text:list xml:id="list73356840690788" text:continue-numbering="true" text:style-name="WWNum9">
        <text:list-item>
          <text:p text:style-name="P29"><text:span text:style-name="T1">COUNT:</text:span> <text:span text:style-name="T1">Number of rows, where expr evaluates to something other than null (count all selected rows using *, including duplicates and rows with nulls</text:span></text:p>
        </text:list-item>
      </text:list>
      <text:p text:style-name="P14"><text:span text:style-name="T4">Syntax</text:span></text:p>
      <text:p text:style-name="P14"><text:span text:style-name="T1">SELECT COUNT({*|[DISTINCT|ALL]expr}) FROM table;</text:span></text:p>
      <text:p text:style-name="P14"><text:span text:style-name="T4">Ex</text:span><text:span text:style-name="T1">:</text:span></text:p>
      <text:p text:style-name="P14"><text:span text:style-name="T1">SELECT COUNT (*) FROM emp;</text:span></text:p>
      <text:p text:style-name="P16"/>
      <text:list xml:id="list73356354907600" text:continue-numbering="true" text:style-name="WWNum9">
        <text:list-item>
          <text:p text:style-name="P29"><text:span text:style-name="T1">MAX:</text:span> <text:span text:style-name="T1">Maximum value of expr, ignoring null values</text:span></text:p>
        </text:list-item>
      </text:list>
      <text:p text:style-name="P14"><text:span text:style-name="T4">Syntax:</text:span></text:p>
      <text:p text:style-name="P14"><text:soft-page-break/><text:span text:style-name="T1">SELECT MAX([DISTINCT|ALL]expr) FROM table;</text:span></text:p>
      <text:p text:style-name="P14"><text:span text:style-name="T4">Ex</text:span><text:span text:style-name="T1">:</text:span></text:p>
      <text:p text:style-name="P14"><text:span text:style-name="T1">SELECT MAX(salary) FROM emp;</text:span></text:p>
      <text:p text:style-name="P16"/>
      <text:list xml:id="list73355261086662" text:continue-numbering="true" text:style-name="WWNum9">
        <text:list-item>
          <text:p text:style-name="P29"><text:span text:style-name="T1">MIN: Minimum value of expr, ignoring null values</text:span></text:p>
        </text:list-item>
      </text:list>
      <text:p text:style-name="P14"><text:span text:style-name="T4">Syntax:</text:span></text:p>
      <text:p text:style-name="P14"><text:span text:style-name="T1">SELECT MIN([DISTINCT|ALL]expr) FROM table;</text:span></text:p>
      <text:p text:style-name="P14"><text:span text:style-name="T4">Ex</text:span><text:span text:style-name="T1">:</text:span></text:p>
      <text:p text:style-name="P14"><text:span text:style-name="T1">SELECT MIN(salary) FROM emp;</text:span></text:p>
      <text:p text:style-name="P16"/>
      <text:list xml:id="list73356180954156" text:continue-numbering="true" text:style-name="WWNum9">
        <text:list-item>
          <text:p text:style-name="P31"><text:span text:style-name="T1">SUM: Sum values of n, ignoring null values</text:span></text:p>
        </text:list-item>
      </text:list>
      <text:p text:style-name="P14"><text:span text:style-name="T4">Syntax:</text:span></text:p>
      <text:p text:style-name="P14"><text:span text:style-name="T1">SELECT SUM([DISTINCT|ALL]n) FROM <text:s/>table;</text:span></text:p>
      <text:p text:style-name="P14"><text:span text:style-name="T4">Ex</text:span><text:span text:style-name="T1">:</text:span></text:p>
      <text:p text:style-name="P14"><text:span text:style-name="T1">SELECT SUM(salary) FROM emp;</text:span></text:p>
      <text:p text:style-name="P21"/>
      <text:p text:style-name="P21"/>
      <text:p text:style-name="P15"><text:span text:style-name="T3">SUBQURIES</text:span></text:p>
      <text:p text:style-name="P20"/>
      <text:list xml:id="list3269454119" text:style-name="WWNum18">
        <text:list-item>
          <text:p text:style-name="P6"><text:span text:style-name="T1">A query within a query is called as Sub query or inner query</text:span></text:p>
        </text:list-item>
        <text:list-item>
          <text:p text:style-name="P6"><text:span text:style-name="T1">The sub query <text:s/>(inner query) executes once before the main query.</text:span></text:p>
        </text:list-item>
        <text:list-item>
          <text:p text:style-name="P6"><text:span text:style-name="T1">The result of the sub query is used by the main query (outer query)</text:span></text:p>
        </text:list-item>
        <text:list-item>
          <text:p text:style-name="P6"><text:span text:style-name="T1">If the inner query fails the outer query also get fails.</text:span></text:p>
        </text:list-item>
      </text:list>
      <text:p text:style-name="P3"/>
      <text:p text:style-name="P3"/>
      <text:p text:style-name="P15"><text:span text:style-name="T1">You can place the sub query in a number of SQL clauses, including: </text:span></text:p>
      <text:p text:style-name="P15"><text:span text:style-name="T1"><text:s text:c="12"/>• The WHERE clause</text:span></text:p>
      <text:p text:style-name="P8"><text:span text:style-name="T1">• The HAVING clause</text:span></text:p>
      <text:p text:style-name="P8"><text:span text:style-name="T1">• The FROM clause</text:span></text:p>
      <text:p text:style-name="P3"/>
      <text:p text:style-name="P15"><text:span text:style-name="T4">Types of Sub queries </text:span></text:p>
      <text:list xml:id="list2630687621" text:style-name="WWNum19">
        <text:list-item>
          <text:p text:style-name="P7"><text:span text:style-name="T1">Single-row sub queries: Queries that return only one row from the inner SELECT statement</text:span></text:p>
        </text:list-item>
        <text:list-item>
          <text:p text:style-name="P7"><text:span text:style-name="T1">Multiple-row sub queries: Queries that return more than one row from the inner SELECT statement</text:span></text:p>
        </text:list-item>
      </text:list>
      <text:p text:style-name="P15"><text:span text:style-name="T1">Note: There are also multiple-column sub queries: Queries that return more than one column from the inner SELECT statement. </text:span></text:p>
      <text:p text:style-name="P15"><text:span text:style-name="T3">Single -row Sub queries:</text:span></text:p>
      <text:p text:style-name="P19"/>
      <text:p text:style-name="P15"><text:span text:style-name="T4">Ex:</text:span></text:p>
      <text:p text:style-name="P15"><text:span text:style-name="T1">Display the employees whose deptno is same as 105</text:span></text:p>
      <text:p text:style-name="P17"/>
      <text:p text:style-name="P15"><text:span text:style-name="T1">SELECT <text:s/>empno,empname,salary,address <text:s/></text:span></text:p>
      <text:p text:style-name="P15"><text:span text:style-name="T1">FROM <text:s text:c="2"/>emp </text:span></text:p>
      <text:p text:style-name="P15"><text:span text:style-name="T1">WHERE <text:s/>deptno = (SELECT deptno FROM <text:s text:c="2"/>employees WHERE <text:s/>empno = 105);</text:span></text:p>
      <text:p text:style-name="P17"/>
      <text:p text:style-name="P15"><text:span text:style-name="T3">Using Group Functions in a Subquery</text:span></text:p>
      <text:p text:style-name="P19"/>
      <text:p text:style-name="P15"><text:span text:style-name="T4">Ex:</text:span></text:p>
      <text:p text:style-name="P15"><text:span text:style-name="T1">Display the employee who is getting the maximum salary</text:span></text:p>
      <text:p text:style-name="P19"/>
      <text:p text:style-name="P15"><text:span text:style-name="T1">SELECT <text:s/>empno,empname,salary,address <text:s/></text:span></text:p>
      <text:p text:style-name="P15"><text:span text:style-name="T1">FROM <text:s text:c="2"/>emp </text:span></text:p>
      <text:p text:style-name="P15"><text:soft-page-break/><text:span text:style-name="T1">WHERE <text:s/>salary = (SELECT MAX(salary) FROM <text:s text:c="2"/>emp);</text:span></text:p>
      <text:p text:style-name="P17"/>
      <text:p text:style-name="P15"><text:span text:style-name="T3">The HAVING Clause with Subqueries</text:span></text:p>
      <text:p text:style-name="P19"/>
      <text:p text:style-name="P15"><text:span text:style-name="T4">Ex:</text:span></text:p>
      <text:p text:style-name="P15"><text:span text:style-name="T4">Display the dept which is getting the minimum average salary</text:span></text:p>
      <text:p text:style-name="P19"/>
      <text:p text:style-name="P15"><text:span text:style-name="T1">SELECT <text:s text:c="2"/>deptid, AVG(salary) </text:span></text:p>
      <text:p text:style-name="P15"><text:span text:style-name="T1">FROM <text:s text:c="4"/>emp</text:span></text:p>
      <text:p text:style-name="P15"><text:span text:style-name="T1">GROUP BY deptid </text:span></text:p>
      <text:p text:style-name="P15"><text:span text:style-name="T1">HAVING <text:s text:c="2"/>AVG(salary) = (SELECT <text:s/>MIN(AVG(salary)) FROM <text:s/>emp GROUP BY deptid);</text:span></text:p>
      <text:p text:style-name="P22"/>
      <text:p text:style-name="P22"/>
      <text:p text:style-name="P22"/>
      <text:p text:style-name="P15"><text:span text:style-name="T3">Views</text:span></text:p>
      <text:list xml:id="list3254592568" text:style-name="WWNum20">
        <text:list-item>
          <text:p text:style-name="P9"><text:span text:style-name="T1">Logically represents subsets of data from one or more tables.</text:span></text:p>
        </text:list-item>
        <text:list-item>
          <text:p text:style-name="P9"><text:span text:style-name="T1">A view is a logical table based on a table or another view. </text:span></text:p>
        </text:list-item>
        <text:list-item>
          <text:p text:style-name="P9"><text:span text:style-name="T1">A view contains no data of its own but is like a window through which data from tables can be viewed or changed. </text:span></text:p>
        </text:list-item>
        <text:list-item>
          <text:p text:style-name="P9"><text:span text:style-name="T1">The tables on which a view is based are called base tables. </text:span></text:p>
        </text:list-item>
        <text:list-item>
          <text:p text:style-name="P9"><text:span text:style-name="T1">The view is stored as a SELECT statement in the data dictionary.</text:span></text:p>
        </text:list-item>
      </text:list>
      <text:p text:style-name="P3"/>
      <text:p text:style-name="P15"><text:span text:style-name="T4">Advantages of Views</text:span></text:p>
      <text:list xml:id="list4109502226" text:style-name="WWNum21">
        <text:list-item>
          <text:p text:style-name="P10"><text:span text:style-name="T1">Views restrict access to the data because the view can display selective columns from the table(Data Security)</text:span></text:p>
        </text:list-item>
        <text:list-item>
          <text:p text:style-name="P10"><text:span text:style-name="T1">Views can be used to make simple queries to retrieve the results of complicated queries.(Makes complex query easier) </text:span></text:p>
        </text:list-item>
      </text:list>
      <text:p text:style-name="P8"><text:span text:style-name="T1">For example, views can be used to query information from multiple tables without the user knowing how to write a join statement.</text:span></text:p>
      <text:list xml:id="list2730771389" text:style-name="WWNum22">
        <text:list-item>
          <text:p text:style-name="P33"><text:span text:style-name="T1">Views provide data independence for ad hoc users and application programs. One view <text:s text:c="3"/>can be used to retrieve data from several tables.</text:span></text:p>
        </text:list-item>
        <text:list-item>
          <text:p text:style-name="P33"><text:span text:style-name="T1">Views provide groups of users access to data according to their particular criteria.</text:span></text:p>
        </text:list-item>
      </text:list>
      <text:p text:style-name="P32"/>
      <text:p text:style-name="P32"/>
      <text:p text:style-name="P15"><text:span text:style-name="T4">Creating a Simple View</text:span></text:p>
      <text:p text:style-name="P8"><text:span text:style-name="T4">Syntax:</text:span></text:p>
      <text:p text:style-name="P8"><text:span text:style-name="T1">CREATE [OR REPLACE] <text:s/>VIEW view</text:span></text:p>
      <text:p text:style-name="P8"><text:span text:style-name="T1"><text:s/>AS subquery </text:span></text:p>
      <text:p text:style-name="P8"><text:span text:style-name="T1">[WITH CHECK OPTION [CONSTRAINT constraint]]</text:span></text:p>
      <text:p text:style-name="P8"><text:span text:style-name="T1"><text:s/>[WITH READ ONLY [CONSTRAINT constraint]];</text:span></text:p>
      <text:p text:style-name="P3"/>
      <text:p text:style-name="P8"><text:span text:style-name="T4">Ex:</text:span></text:p>
      <text:p text:style-name="P32">CREATE VIEW emp_view AS SELECT <text:s/>empno, empname, salary FROM <text:s text:c="3"/>emp;</text:p>
      <text:p text:style-name="P32"/>
      <text:p text:style-name="P15"><text:span text:style-name="T4">Creating a Complex View</text:span></text:p>
      <text:p text:style-name="P19"/>
      <text:p text:style-name="P15"><text:span text:style-name="T1">CREATE VIEW dept_sum <text:s/>AS SELECT d.deptname, MIN(e.salary), MAX(e.salary),AVG(e.salary) FROM <text:s/>emp e, dept d WHERE <text:s/>e.deptno = d.deptno</text:span></text:p>
      <text:p text:style-name="P15"><text:span text:style-name="T1">GROUP BY <text:s/>d.deptname;</text:span></text:p>
      <text:p text:style-name="P17"/>
      <text:p text:style-name="P15"><text:span text:style-name="T4">Droping <text:s/>a view</text:span></text:p>
      <text:p text:style-name="P19"/>
      <text:p text:style-name="P15"><text:soft-page-break/><text:span text:style-name="T1"><text:s text:c="7"/></text:span><text:span text:style-name="T4">Syntax</text:span><text:span text:style-name="T1">: <text:s text:c="2"/>DROP VIEW view;</text:span></text:p>
      <text:p text:style-name="P22"><text:s text:c="10"/><text:span text:style-name="T8">Ex:</text:span> <text:s text:c="2"/>DROP VIEW emp_view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F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Wingdings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Wingdings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Wingdings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5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5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5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6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ListLabel_20_64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6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66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1T07:15:16.039782124</meta:creation-date>
    <dc:date>2023-02-11T07:33:54.567323541</dc:date>
    <meta:editing-duration>PT8M38S</meta:editing-duration>
    <meta:editing-cycles>1</meta:editing-cycles>
    <meta:document-statistic meta:table-count="3" meta:image-count="0" meta:object-count="0" meta:page-count="8" meta:paragraph-count="294" meta:word-count="1627" meta:character-count="11123" meta:non-whitespace-character-count="8304"/>
    <meta:generator>LibreOffice/6.4.7.2$Linux_X86_64 LibreOffice_project/40$Build-2</meta:generator>
  </office:meta>
</office:document-meta>
</file>